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d8bd" officeooo:paragraph-rsid="0012d8bd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>
      <style:text-properties fo:font-weight="bold" fo:background-color="#ffff00" style:font-weight-asian="bold" style:font-weight-complex="bold"/>
    </style:style>
    <style:style style:name="P4" style:family="paragraph" style:parent-style-name="Standard">
      <style:text-properties fo:font-style="italic" fo:background-color="#ffff00" style:font-style-asian="italic" style:font-style-complex="italic"/>
    </style:style>
    <style:style style:name="P5" style:family="paragraph" style:parent-style-name="Standard">
      <style:text-properties fo:font-style="normal" fo:font-weight="bold" fo:background-color="#ffff00" style:font-style-asian="normal" style:font-weight-asian="bold" style:font-style-complex="normal" style:font-weight-complex="bold"/>
    </style:style>
    <style:style style:name="T1" style:family="text">
      <style:text-properties officeooo:rsid="0012d8b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Assignamet 25 EASY</text:span> </text:p>
      <text:p text:style-name="Standard"><text:s text:c="4"/>NIS: Provides centralized authentication and network information sharing. Users created on the NIS server are accessible on all NIS clients, allowing consistent user accounts across a network.</text:p>
      <text:p text:style-name="Standard"><text:s text:c="4"/>NFS: Enables file sharing across the network by allowing directories from one machine to be mounted and accessed on another, making it appear as if the shared directory is local.</text:p>
      <text:p text:style-name="Standard"/>
      <text:p text:style-name="Standard">Objectives:</text:p>
      <text:p text:style-name="Standard"/>
      <text:p text:style-name="Standard"><text:s text:c="4"/>Set up an NIS server on a single machine to manage user accounts.</text:p>
      <text:p text:style-name="Standard"><text:s text:c="4"/>Configure NFS to share directories on the same machine, accessible by NIS-authenticated users.</text:p>
      <text:p text:style-name="Standard"/>
      <text:p text:style-name="P1">Steps</text:p>
      <text:p text:style-name="Standard"/>
      <text:p text:style-name="Standard">1. Install Required Packages</text:p>
      <text:p text:style-name="Standard"/>
      <text:p text:style-name="Standard">Start by installing NIS, NFS, and additional tools.</text:p>
      <text:p text:style-name="Standard"/>
      <text:p text:style-name="P3">sudo apt update</text:p>
      <text:p text:style-name="P3">sudo apt install nis nfs-kernel-server yp-tools ypbind -y</text:p>
      <text:p text:style-name="P2"/>
      <text:p text:style-name="P2"/>
      <text:p text:style-name="P2"/>
      <text:p text:style-name="Standard">2. Configure NIS Server</text:p>
      <text:p text:style-name="Standard"/>
      <text:p text:style-name="Standard"><text:s text:c="4"/>Set the NIS Domain Name: Set the domain name for NIS, which is used for organizing network users.</text:p>
      <text:p text:style-name="Standard"/>
      <text:p text:style-name="P3">sudo nano /etc/defaultdomain</text:p>
      <text:p text:style-name="Standard"/>
      <text:p text:style-name="Standard">Add a domain name (for example, example.com).</text:p>
      <text:p text:style-name="Standard"/>
      <text:p text:style-name="Standard">example.com</text:p>
      <text:p text:style-name="Standard"/>
      <text:p text:style-name="Standard">Configure NIS Server Settings: Edit the NIS configuration to set it as the server.</text:p>
      <text:p text:style-name="Standard"/>
      <text:p text:style-name="P3">sudo nano /etc/ypserv.conf</text:p>
      <text:p text:style-name="Standard"/>
      <text:p text:style-name="Standard">Ensure the file allows connections from local IPs and modify if necessary.</text:p>
      <text:p text:style-name="Standard"/>
      <text:p text:style-name="Standard">Edit the NIS Makefile: Configure which files to manage centrally by NIS. By default, it includes user accounts, passwords, groups, and hosts.</text:p>
      <text:p text:style-name="Standard"/>
      <text:p text:style-name="P3">sudo nano /var/yp/Makefile</text:p>
      <text:p text:style-name="Standard"/>
      <text:p text:style-name="Standard">Ensure these lines are uncommented to include passwd, group, and hosts files in the NIS maps:</text:p>
      <text:p text:style-name="Standard"/>
      <text:p text:style-name="Standard"># Check these lines and uncomment them if necessary</text:p>
      <text:p text:style-name="Standard">all: passwd group hosts rpc services protocols netid ...</text:p>
      <text:p text:style-name="Standard"/>
      <text:p text:style-name="Standard">Initialize the NIS Database:</text:p>
      <text:p text:style-name="Standard"/>
      <text:p text:style-name="P3">sudo ypinit -m</text:p>
      <text:p text:style-name="Standard"><text:soft-page-break/></text:p>
      <text:p text:style-name="Standard">Follow the prompts, and enter 127.0.0.1 when it asks for a server.</text:p>
      <text:p text:style-name="Standard"/>
      <text:p text:style-name="Standard">Start and Enable NIS:</text:p>
      <text:p text:style-name="Standard"/>
      <text:p text:style-name="Standard"><text:s text:c="4"/><text:span text:style-name="T4">sudo systemctl start ypserv</text:span></text:p>
      <text:p text:style-name="P3"><text:s text:c="4"/>sudo systemctl enable ypserv</text:p>
      <text:p text:style-name="Standard"/>
      <text:p text:style-name="Standard">3. Configure the NIS Client (Same Machine in This Case)</text:p>
      <text:p text:style-name="Standard"/>
      <text:p text:style-name="Standard"><text:s text:c="4"/>Edit the /etc/yp.conf file:</text:p>
      <text:p text:style-name="Standard"/>
      <text:p text:style-name="P3">sudo nano /etc/yp.conf</text:p>
      <text:p text:style-name="Standard"/>
      <text:p text:style-name="Standard">Add the following line to specify the NIS domain and server:</text:p>
      <text:p text:style-name="Standard"/>
      <text:p text:style-name="Standard">domain example.com server 127.0.0.1</text:p>
      <text:p text:style-name="Standard"/>
      <text:p text:style-name="Standard">Set the NIS Domain Name for the client:</text:p>
      <text:p text:style-name="Standard"/>
      <text:p text:style-name="P3">sudo domainname example.com</text:p>
      <text:p text:style-name="P3"/>
      <text:p text:style-name="Standard">Configure the /etc/nsswitch.conf File: Ensure NIS is listed as a source for passwd, group, and shadow.</text:p>
      <text:p text:style-name="Standard"/>
      <text:p text:style-name="P3">sudo nano /etc/nsswitch.conf</text:p>
      <text:p text:style-name="Standard"/>
      <text:p text:style-name="Standard">Modify these lines to look like:</text:p>
      <text:p text:style-name="Standard"/>
      <text:p text:style-name="P4">passwd: <text:s text:c="4"/>compat nis</text:p>
      <text:p text:style-name="P4">group: <text:s text:c="5"/>compat nis</text:p>
      <text:p text:style-name="P4">shadow: <text:s text:c="4"/>compat nis</text:p>
      <text:p text:style-name="Standard"/>
      <text:p text:style-name="Standard">Start and Enable NIS Client Service:</text:p>
      <text:p text:style-name="Standard"/>
      <text:p text:style-name="Standard"><text:s text:c="2"/><text:span text:style-name="T4"><text:s text:c="2"/>sudo systemctl start ypbind</text:span></text:p>
      <text:p text:style-name="P3"><text:s text:c="4"/>sudo systemctl enable ypbind</text:p>
      <text:p text:style-name="Standard"/>
      <text:p text:style-name="Standard">4. Set Up NFS for File Sharing</text:p>
      <text:p text:style-name="Standard"/>
      <text:p text:style-name="Standard"><text:s text:c="4"/>Create a Directory to Share:</text:p>
      <text:p text:style-name="Standard"/>
      <text:p text:style-name="P3">sudo mkdir -p /srv/shared_folder</text:p>
      <text:p text:style-name="P3">sudo chown nobody:nogroup /srv/shared_folder</text:p>
      <text:p text:style-name="P3">sudo chmod 777 /srv/shared_folder</text:p>
      <text:p text:style-name="Standard"/>
      <text:p text:style-name="Standard">Configure NFS Exports: Define the directory and network permissions in /etc/exports.</text:p>
      <text:p text:style-name="Standard"/>
      <text:p text:style-name="P3">sudo nano /etc/exports</text:p>
      <text:p text:style-name="Standard"/>
      <text:p text:style-name="Standard">Add this line to export the directory to the local machine (127.0.0.1):</text:p>
      <text:p text:style-name="Standard"/>
      <text:p text:style-name="P4"><text:soft-page-break/>/srv/shared_folder 127.0.0.1(rw,sync,no_subtree_check)</text:p>
      <text:p text:style-name="Standard"/>
      <text:p text:style-name="Standard">Export the Shared Directory:</text:p>
      <text:p text:style-name="Standard"/>
      <text:p text:style-name="P3">sudo exportfs -a</text:p>
      <text:p text:style-name="Standard"/>
      <text:p text:style-name="Standard">Start and Enable NFS Server:</text:p>
      <text:p text:style-name="Standard"/>
      <text:p text:style-name="Standard"><text:s text:c="3"/><text:span text:style-name="T4"><text:s/>sudo systemctl start nfs-kernel-server</text:span></text:p>
      <text:p text:style-name="P3"><text:s text:c="4"/>sudo systemctl enable nfs-kernel-server</text:p>
      <text:p text:style-name="Standard"/>
      <text:p text:style-name="Standard">5. Test NIS and NFS Setup</text:p>
      <text:p text:style-name="Standard"/>
      <text:p text:style-name="Standard"><text:s text:c="4"/>Create NIS Users and Groups:</text:p>
      <text:p text:style-name="Standard"/>
      <text:p text:style-name="Standard"><text:s text:c="4"/>Add users that will be shared via NIS.</text:p>
      <text:p text:style-name="Standard"/>
      <text:p text:style-name="P5">sudo adduser nisuser1</text:p>
      <text:p text:style-name="P5">sudo adduser nisuser2</text:p>
      <text:p text:style-name="Standard"/>
      <text:p text:style-name="Standard">Mount the NFS Directory (as a simulated client):</text:p>
      <text:p text:style-name="Standard"/>
      <text:p text:style-name="P3">sudo mount -t nfs 127.0.0.1:/srv/shared_folder /mnt</text:p>
      <text:p text:style-name="Standard"/>
      <text:p text:style-name="Standard">Switch User and Access Shared Folder:</text:p>
      <text:p text:style-name="Standard"/>
      <text:p text:style-name="Standard">Log in as an NIS user and navigate to the shared directory.</text:p>
      <text:p text:style-name="Standard"/>
      <text:p text:style-name="Standard"><text:s text:c="3"/><text:span text:style-name="T4"><text:s/>su - nisuser1</text:span></text:p>
      <text:p text:style-name="P3"><text:s text:c="4"/>cd /mnt</text:p>
      <text:p text:style-name="Standard"/>
      <text:p text:style-name="Standard"><text:s text:c="4"/>Verify Access: Create or read files in /mnt as the NIS user to verify shared access.</text:p>
      <text:p text:style-name="Standard"/>
      <text:p text:style-name="Standard">Summary of Commands</text:p>
      <text:p text:style-name="Standard"/>
      <text:p text:style-name="Standard">This is a consolidated command list for your reference:</text:p>
      <text:p text:style-name="Standard"/>
      <text:p text:style-name="Standard"># Install required packages</text:p>
      <text:p text:style-name="P3">sudo apt update</text:p>
      <text:p text:style-name="P3">sudo apt install nis nfs-kernel-server yp-tools ypbind -y</text:p>
      <text:p text:style-name="Standard"/>
      <text:p text:style-name="Standard"># Set NIS domain</text:p>
      <text:p text:style-name="P3">echo "example.com" | sudo tee /etc/defaultdomain</text:p>
      <text:p text:style-name="Standard"/>
      <text:p text:style-name="Standard"># Configure NIS Server (Initialize NIS)</text:p>
      <text:p text:style-name="P3">sudo nano /etc/ypserv.conf</text:p>
      <text:p text:style-name="P3">sudo nano /var/yp/Makefile</text:p>
      <text:p text:style-name="P3">sudo ypinit -m</text:p>
      <text:p text:style-name="P3">sudo systemctl start ypserv</text:p>
      <text:p text:style-name="P3">sudo systemctl enable ypserv</text:p>
      <text:p text:style-name="Standard"/>
      <text:p text:style-name="Standard"># Configure NIS Client (on the same machine)</text:p>
      <text:p text:style-name="P3"><text:soft-page-break/>sudo nano /etc/yp.conf</text:p>
      <text:p text:style-name="P3">sudo nano /etc/nsswitch.conf</text:p>
      <text:p text:style-name="P3">sudo domainname example.com</text:p>
      <text:p text:style-name="P3">sudo systemctl start ypbind</text:p>
      <text:p text:style-name="P3">sudo systemctl enable ypbind</text:p>
      <text:p text:style-name="Standard"/>
      <text:p text:style-name="Standard"># NFS Setup</text:p>
      <text:p text:style-name="P3">sudo mkdir -p /srv/shared_folder</text:p>
      <text:p text:style-name="P3">sudo chown nobody:nogroup /srv/shared_folder</text:p>
      <text:p text:style-name="P3">sudo chmod 777 /srv/shared_folder</text:p>
      <text:p text:style-name="P3">echo "/srv/shared_folder 127.0.0.1(rw,sync,no_subtree_check)" | sudo tee -a /etc/exports</text:p>
      <text:p text:style-name="P3">sudo exportfs -a</text:p>
      <text:p text:style-name="P3">sudo systemctl start nfs-kernel-server</text:p>
      <text:p text:style-name="P3">sudo systemctl enable nfs-kernel-server</text:p>
      <text:p text:style-name="Standard"/>
      <text:p text:style-name="Standard"># Test setup</text:p>
      <text:p text:style-name="P3">sudo adduser nisuser1</text:p>
      <text:p text:style-name="P3">sudo adduser nisuser2</text:p>
      <text:p text:style-name="P3">sudo mount -t nfs 127.0.0.1:/srv/shared_folder /mnt</text:p>
      <text:p text:style-name="P3">su - nisuser1</text:p>
      <text:p text:style-name="P3">cd /mnt</text:p>
      <text:p text:style-name="Standard"/>
      <text:p text:style-name="Standard">This setup will allow NIS-authenticated users to access an NFS shared folder on a single Ubuntu machine, simulating a centralized user and file-sharing environmen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21:47:04.165190517</meta:creation-date>
    <dc:date>2024-11-09T21:51:58.113568041</dc:date>
    <meta:editing-duration>PT4M54S</meta:editing-duration>
    <meta:editing-cycles>1</meta:editing-cycles>
    <meta:document-statistic meta:table-count="0" meta:image-count="0" meta:object-count="0" meta:page-count="4" meta:paragraph-count="106" meta:word-count="667" meta:character-count="4450" meta:non-whitespace-character-count="3803"/>
    <meta:generator>LibreOffice/7.3.7.2$Linux_X86_64 LibreOffice_project/30$Build-2</meta:generator>
  </office:meta>
</office:document-meta>
</file>